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2" style:family="paragraph" style:parent-style-name="Standard">
      <style:text-properties style:font-name="Arial" fo:language="sv" fo:country="SE" style:font-name-complex="Arial"/>
    </style:style>
    <style:style style:name="P23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5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6" style:family="paragraph" style:parent-style-name="Liststycke">
      <style:paragraph-properties fo:margin-left="0in" fo:margin-right="0in" fo:text-indent="0in" style:auto-text-indent="false"/>
    </style:style>
    <style:style style:name="P27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9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3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3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style:font-name-asian="Helvetica" style:font-name-complex="Helvetica"/>
    </style:style>
    <style:style style:name="T16" style:family="text">
      <style:text-properties style:font-name="Arial" fo:language="sv" fo:country="SE" style:font-name-asian="Helvetica" style:font-name-complex="Helvetica" style:font-weight-complex="bold"/>
    </style:style>
    <style:style style:name="T17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18" style:family="text">
      <style:text-properties style:font-name="Arial" fo:font-size="12pt" style:font-size-asian="12pt" style:font-name-complex="Arial" style:font-size-complex="12pt"/>
    </style:style>
    <style:style style:name="T19" style:family="text">
      <style:text-properties style:font-weight-complex="bold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9 - 30 <text:s/>April 2020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20-08-10 Årsstämman beslöt att godkänna styrelsens förslag till vinstdisposition (förslag beträffande den </text:p>
      <text:p text:style-name="P12">uppkomna förlusten).</text:p>
      <text:p text:style-name="P12"/>
      <text:p text:style-name="P12">Lund, 2012-08-10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90501-20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s arbetar med att utveckla bioinformatik programmer. </text:p>
      <text:p text:style-name="P3">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utfört konsulttjänster inom programmeringer for det Amerikanske bolag Ditto. Ditto utvecklar peer to peer software hvilket Amber har erfarenhet med genom Writeurl.</text:p>
      <text:p text:style-name="P3"/>
      <text:p text:style-name="P3">Företaget har intäkter från arbetet med Ditto.</text:p>
      <text:p text:style-name="P3"/>
      <text:p text:style-name="P3">Företaget köppte aktier i Bionamic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jobba med Ditto och vara delägar i Bionamic AB.</text:p>
      <text:p text:style-name="P3"/>
      <text:p text:style-name="P7"/>
      <text:p text:style-name="P7">Flerårsöversikt</text:p>
      <text:p text:style-name="P7"><text:tab/><text:tab/><text:tab/><text:tab/><text:tab/>19 <text:s text:c="12"/>18<text:tab/></text:p>
      <text:p text:style-name="P5">Omsättning<text:tab/> <text:s text:c="7"/>598 537 <text:s text:c="3"/>140 572 <text:s text:c="11"/></text:p>
      <text:p text:style-name="P5">Årests resultat<text:tab/> <text:s text:c="7"/>192 270 <text:s text:c="5"/>73 750 <text:s text:c="5"/>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0">Styrelsen föreslår att till förfogande stående vinstmedel, kronor 192 270 kronor balanseras i ny räkning. Vad beträffar företagets resultat och ställning i övrigt, hänvisas till efterföljande resultat- och balansräkningar.</text:p>
      <text:p text:style-name="P20"/>
      <text:p text:style-name="P20">Utdelning betalas på 100 000 kronor i alt, dvs 100 kronor per aktie. Utdelningen betalas</text:p>
      <text:p text:style-name="P20">15 Augusti 2020.</text:p>
      <text:p text:style-name="P23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90501-20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8-05-01- <text:s text:c="13"/>2019-05-01-</text:span></text:p>
      <text:p text:style-name="P17"><text:tab/><text:tab/><text:tab/><text:tab/><text:tab/><text:tab/><text:tab/><text:tab/><text:tab/><text:tab/>2019-04-30 <text:s text:c="14"/>2020-04-30</text:p>
      <text:p text:style-name="P19"/>
      <text:p text:style-name="P1"><text:span text:style-name="T14">RÖRELSENS INTÄKTER</text:span><text:span text:style-name="T15"> </text:span></text:p>
      <text:p text:style-name="P19"/>
      <text:p text:style-name="P1"><text:span text:style-name="T14">Nettoomsättning<text:tab/><text:tab/><text:tab/><text:tab/><text:tab/><text:tab/><text:tab/> <text:s text:c="3"/>140 572 <text:s text:c="20"/>598 497</text:span><text:span text:style-name="T15"> <text:s text:c="19"/></text:span></text:p>
      <text:p text:style-name="P17"/>
      <text:p text:style-name="P19"/>
      <text:p text:style-name="P19">SUMMA RÖRELSENS INTÄKTER<text:tab/><text:tab/><text:tab/><text:tab/> <text:s text:c="4"/>140 572 <text:s text:c="19"/>603 360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5"> </text:span></text:p>
      <text:p text:style-name="P19"/>
      <text:p text:style-name="P1"><text:span text:style-name="T14">Övriga externa kostnader<text:tab/><text:tab/><text:tab/><text:tab/> <text:s text:c="14"/></text:span><text:span text:style-name="T16">38 931 <text:s text:c="21"/>61 962</text:span></text:p>
      <text:p text:style-name="P17"><text:s/></text:p>
      <text:p text:style-name="P1"><text:span text:style-name="T14">Personalkostnader<text:tab/><text:tab/></text:span><text:span text:style-name="T16">(not 1)</text:span><text:span text:style-name="T14"><text:tab/><text:tab/><text:tab/> <text:s text:c="16"/></text:span><text:span text:style-name="T16">3 442 <text:s text:c="19"/>168 854</text:span></text:p>
      <text:p text:style-name="P19"/>
      <text:p text:style-name="P1"><text:span text:style-name="T14">Avskrivningar</text:span><text:span text:style-name="T15"> </text:span><text:span text:style-name="T14">på inventarier och verktyg<text:tab/><text:tab/> <text:s text:c="5"/></text:span><text:span text:style-name="T16">23 939 <text:s text:c="21"/>40 892</text:span></text:p>
      <text:p text:style-name="P19"/>
      <text:p text:style-name="P19"/>
      <text:p text:style-name="P19"/>
      <text:p text:style-name="P19">RÖRELSERESULTAT<text:tab/><text:tab/><text:tab/><text:tab/><text:tab/><text:tab/> <text:s text:c="3"/>73 750 <text:s text:c="24"/>326 159 <text:s text:c="17"/>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4"/></text:span><text:span text:style-name="T16">0 <text:s text:c="41"/>0</text:span></text:p>
      <text:p text:style-name="P19"/>
      <text:p text:style-name="P19"/>
      <text:p text:style-name="P19">RESULTAT EFTER FINANSIELLA POSTER<text:tab/><text:tab/>-32 591 <text:s text:c="28"/>73 750</text:p>
      <text:p text:style-name="P19"/>
      <text:p text:style-name="P19">Avsättning till periodiseringsfond <text:s text:c="35"/>0 <text:s text:c="29"/>81 540 </text:p>
      <text:p text:style-name="P19"/>
      <text:p text:style-name="P19"/>
      <text:p text:style-name="P1"><text:span text:style-name="T14">Skatt på årets resultat<text:tab/><text:tab/><text:tab/><text:tab/><text:tab/><text:tab/><text:tab/></text:span><text:span text:style-name="T15">0<text:tab/><text:tab/><text:tab/> <text:s text:c="8"/>52 348</text:span></text:p>
      <text:p text:style-name="P19"/>
      <text:p text:style-name="P19">ÅRETS RESULTAT<text:tab/><text:tab/><text:tab/><text:tab/><text:tab/><text:tab/><text:tab/>73 750 <text:s text:c="30"/>244 619 <text:s/></text:p>
      <text:p text:style-name="P19"/>
      <text:p text:style-name="P17"><text:s/></text:p>
      <text:p text:style-name="P17"><text:s/></text:p>
      <text:p text:style-name="P20"/>
      <text:p text:style-name="P1"><text:soft-page-break/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90501-20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 <text:s/></text:span><text:span text:style-name="T15">2019-04-30 <text:s text:c="13"/>2020-04-30</text:span></text:p>
      <text:p text:style-name="P19"/>
      <text:p text:style-name="P1"><text:span text:style-name="T14">Anläggningstillgångar</text:span><text:span text:style-name="T15"> </text:span></text:p>
      <text:p text:style-name="P17"><text:tab/> Inventarier <text:tab/> (not 2)<text:tab/><text:tab/><text:tab/><text:tab/><text:tab/> <text:s text:c="11"/>0 <text:s text:c="33"/>0</text:p>
      <text:p text:style-name="P19"><text:s text:c="10"/><text:span text:style-name="T20">Finansiella <text:s text:c="68"/>0 <text:s text:c="24"/>18 605</text:span> <text:s text:c="7"/></text:p>
      <text:p text:style-name="P19"/>
      <text:p text:style-name="P1"><text:span text:style-name="T14">Summa anläggningstillgångar</text:span><text:span text:style-name="T15"> <text:tab/> <text:s text:c="36"/></text:span><text:span text:style-name="T14">0 <text:s text:c="25"/>18 605</text:span></text:p>
      <text:p text:style-name="P14"/>
      <text:p text:style-name="P1"><text:span text:style-name="T14">Omsättningstillgångar</text:span><text:span text:style-name="T15"> </text:span></text:p>
      <text:p text:style-name="P17"/>
      <text:p text:style-name="P17">Kortfristiga fordringar </text:p>
      <text:p text:style-name="P25"><text:tab/>Kundfordringar <text:tab/><text:tab/><text:tab/> <text:s text:c="42"/>94 000 <text:s text:c="16"/>10 000</text:p>
      <text:p text:style-name="P25"><text:tab/>Övriga fordringar<text:tab/><text:tab/><text:tab/><text:tab/><text:tab/><text:tab/><text:tab/><text:tab/> 0<text:tab/><text:tab/> <text:s text:c="11"/>0</text:p>
      <text:p text:style-name="P25"><text:tab/>Skattefordringar<text:tab/><text:tab/><text:tab/><text:tab/><text:tab/><text:tab/><text:tab/> <text:s text:c="2"/>6 554 <text:s text:c="15"/>-48 634 <text:tab/><text:tab/></text:p>
      <text:p text:style-name="P17">Summa kortfristiga fordringar <text:tab/><text:tab/><text:tab/><text:tab/><text:tab/> <text:s text:c="7"/>100 554 <text:s text:c="14"/>-38 634</text:p>
      <text:p text:style-name="P17"/>
      <text:p text:style-name="P17">Kassa och bank </text:p>
      <text:p text:style-name="P17"><text:tab/>Bank<text:tab/><text:tab/><text:tab/><text:tab/><text:tab/><text:tab/><text:tab/><text:tab/><text:tab/><text:tab/> <text:s/>57 605 <text:s text:c="13"/>357 453</text:p>
      <text:p text:style-name="P1"><text:span text:style-name="T14">Summa omsättningstillgångar<text:tab/><text:tab/><text:tab/> <text:s text:c="16"/></text:span><text:span text:style-name="T13">158 159 <text:s text:c="13"/>318 819</text:span><text:span text:style-name="T15"><text:tab/><text:tab/><text:tab/><text:tab/> <text:s text:c="9"/></text:span></text:p>
      <text:p text:style-name="P1"><text:span text:style-name="T14">SUMMA TILLGÅNGAR<text:tab/><text:tab/><text:tab/><text:tab/><text:tab/><text:tab/> <text:s text:c="7"/></text:span><text:span text:style-name="T13">158 159 <text:s text:c="12"/>337 424</text:span></text:p>
      <text:p text:style-name="P19"/>
      <text:p text:style-name="P1"><text:span text:style-name="T14">EGET KAPITAL, AVSÄTTNINGAR OCH SKULDER</text:span><text:span text:style-name="T15"> </text:span></text:p>
      <text:p text:style-name="P19"/>
      <text:p text:style-name="P19">Eget kapital</text:p>
      <text:p text:style-name="P17">Bundet Aktiekapital <text:s/><text:tab/><text:tab/><text:tab/><text:tab/><text:tab/><text:tab/><text:tab/><text:tab/><text:tab/> <text:s text:c="15"/></text:p>
      <text:p text:style-name="P1"><text:span text:style-name="T15"><text:s/><text:tab/>Aktiekapital </text:span><text:span text:style-name="T17">(1000st aktier med kvotvärde 100kr)<text:tab/><text:tab/></text:span><text:span text:style-name="T15">100 000<text:tab/><text:tab/> <text:s/>100 000</text:span></text:p>
      <text:p text:style-name="P17"><text:tab/>Fritt eget kapital<text:tab/><text:tab/><text:tab/><text:tab/><text:tab/><text:tab/><text:tab/> <text:s/>91 588 <text:s text:c="23"/>0</text:p>
      <text:p text:style-name="P17"><text:s text:c="9"/><text:span text:style-name="T19">Förlust från föregående år <text:s text:c="40"/>-107 538 <text:s text:c="13"/>-33 787</text:span></text:p>
      <text:p text:style-name="P18"><text:tab/> Årets resultat<text:tab/><text:tab/><text:tab/><text:tab/><text:tab/><text:tab/><text:tab/><text:tab/> -73 750 <text:s text:c="23"/>0 <text:s text:c="3"/></text:p>
      <text:p text:style-name="P19">Summa eget kapital<text:tab/><text:tab/><text:tab/><text:tab/><text:tab/><text:tab/> <text:s text:c="8"/>157 800 <text:s text:c="14"/>66 212</text:p>
      <text:p text:style-name="P19"/>
      <text:p text:style-name="P19">Kortfristiga skulder</text:p>
      <text:p text:style-name="P17"><text:tab/>Leverantörsskulder<text:tab/><text:tab/><text:tab/><text:tab/><text:tab/><text:tab/><text:tab/><text:tab/>449 <text:s text:c="22"/>0</text:p>
      <text:p text:style-name="P17"><text:tab/>Skatteskulder <text:s text:c="2"/><text:tab/><text:tab/><text:tab/><text:tab/><text:tab/><text:tab/><text:tab/><text:tab/> <text:s text:c="11"/>0 <text:s text:c="13"/>52 348</text:p>
      <text:p text:style-name="P17"><text:tab/>Moms<text:tab/><text:tab/><text:tab/><text:tab/><text:tab/><text:tab/><text:tab/><text:tab/><text:tab/> <text:s text:c="9"/>89 <text:s text:c="15"/>2 599</text:p>
      <text:p text:style-name="P19">Summa kortfristiga skulder<text:tab/><text:tab/><text:tab/><text:tab/><text:tab/><text:tab/> <text:s text:c="7"/>359 <text:s text:c="13"/>54 947</text:p>
      <text:p text:style-name="P19"/>
      <text:p text:style-name="P1"><text:span text:style-name="T14">SUMMA EGET KAPITAL OCH</text:span><text:span text:style-name="T15"> </text:span><text:span text:style-name="T14">SKULDER<text:tab/><text:tab/><text:tab/> 158 159 <text:s text:c="13"/>92 805</text:span></text:p>
      <text:p text:style-name="P1"><text:span text:style-name="T14">Beräknat resultat<text:tab/> <text:s text:c="70"/>0 <text:s text:c="12"/>244 619</text:span></text:p>
      <text:p text:style-name="P1"><text:span text:style-name="T14"/></text:p>
      <text:p text:style-name="P1"><text:span text:style-name="T14"/></text:p>
      <text:p text:style-name="P1"><text:span text:style-name="T4">Ställda säkerheter<text:tab/><text:tab/><text:tab/><text:tab/><text:tab/><text:tab/><text:tab/><text:tab/>inga<text:tab/><text:tab/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pan text:style-name="T4"/></text:p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90501-20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1">Fordringar har upptagits till belopp varmed de beräknas inflyta. <text:s text:c="55"/></text:p>
      <text:p text:style-name="P21"><text:s/></text:p>
      <text:p text:style-name="P27">Intäktsredovisning</text:p>
      <text:p text:style-name="P26"><text:span text:style-name="T18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>Not 1<text:tab/>Personal <text:s text:c="55"/></text:p>
      <text:p text:style-name="P3"/>
      <text:p text:style-name="P3">Löner har uppgått till 110 000 (0) kr. </text:p>
      <text:p text:style-name="P3">Sociala avgifter har uppgått till 23 562 (0) kr. </text:p>
      <text:p text:style-name="P3">Medeltal anställda har varit 1 (1).</text:p>
      <text:p text:style-name="P14"/>
      <text:p text:style-name="P24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90501-200430<text:tab/></text:p>
      <text:p text:style-name="P9"/>
      <text:p text:style-name="P3"><text:s text:c="56"/></text:p>
      <text:p text:style-name="P3">Not 2<text:tab/>Inventarier<text:tab/><text:tab/><text:tab/><text:tab/><text:tab/><text:tab/> <text:s text:c="29"/>2019-04-30</text:p>
      <text:p text:style-name="P3"><text:tab/><text:tab/></text:p>
      <text:p text:style-name="P3">Ingående anskaffningsvärde<text:tab/><text:tab/><text:tab/><text:tab/> <text:s text:c="42"/>125 842 <text:s text:c="2"/></text:p>
      <text:p text:style-name="P3">Inköp<text:tab/><text:tab/><text:tab/><text:tab/><text:tab/><text:tab/><text:tab/><text:tab/><text:tab/> <text:s text:c="35"/>40 892</text:p>
      <text:p text:style-name="P3">Utgående ackumulerat anskaffningsvärde<text:tab/><text:tab/><text:tab/> <text:s text:c="33"/>166 735 </text:p>
      <text:p text:style-name="P3"><text:s text:c="56"/></text:p>
      <text:p text:style-name="P3">Ingående avskrivningar<text:tab/><text:tab/> <text:s text:c="65"/>-125 842</text:p>
      <text:p text:style-name="P3">Årets avskrivningar<text:tab/><text:tab/><text:tab/><text:tab/><text:tab/><text:tab/><text:tab/> <text:s text:c="12"/><text:tab/><text:tab/><text:tab/> -40 892</text:p>
      <text:p text:style-name="P3">Utgående ackumulerade avskrivningar<text:tab/><text:tab/><text:tab/> <text:s text:c="31"/>-166 735</text:p>
      <text:p text:style-name="P3"/>
      <text:p text:style-name="P1"><text:span text:style-name="T3">Redovisat värde<text:tab/><text:tab/><text:tab/><text:tab/><text:tab/><text:tab/><text:tab/> <text:s text:c="43"/>0</text:span><text:span text:style-name="T1"> <text:s text:c="38"/></text:span></text:p>
      <text:p text:style-name="P7"/>
      <text:p text:style-name="P22"><text:s/></text:p>
      <text:p text:style-name="P28"/>
      <text:p text:style-name="P7"/>
      <text:p text:style-name="P7"/>
      <text:p text:style-name="P7"/>
      <text:p text:style-name="P3"/>
      <text:p text:style-name="P3">Lund 2020-05-12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20-08-09T19:05:36</dc:date>
    <meta:print-date>2018-11-01T17:11:36</meta:print-date>
    <meta:editing-cycles>57</meta:editing-cycles>
    <meta:editing-duration>P2DT17H49M</meta:editing-duration>
    <meta:generator>OpenOffice/4.1.3$Unix OpenOffice.org_project/413m1$Build-9783</meta:generator>
    <dc:creator>Morten Krogh</dc:creator>
    <meta:printed-by>Morten Krogh</meta:printed-by>
    <meta:document-statistic meta:table-count="0" meta:image-count="0" meta:object-count="0" meta:page-count="6" meta:paragraph-count="159" meta:word-count="791" meta:character-count="9353"/>
  </office:meta>
</office:document-meta>
</file>